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erson</text:p>
          </table:table-cell>
          <table:table-cell office:value-type="string" table:style-name="ce1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</text:p>
          </table:table-cell>
          <table:table-cell office:value-type="float" office:value="3" table:style-name="ce1">
            <text:p>3</text:p>
          </table:table-cell>
          <table:table-cell table:style-name="ce1">
            <draw:frame draw:z-index="1" draw:id="id0" draw:style-name="a0" draw:name="Chart 1" svg:x="0.30417in" svg:y="0.0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Mary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m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t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Regina Henschel</meta:initial-creator>
    <dc:creator>Regina Henschel</dc:creator>
    <meta:creation-date>2020-08-29T16:40:28Z</meta:creation-date>
    <dc:date>2020-08-29T19:27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ffff00" draw:opacity="100%" draw:stroke="solid" svg:stroke-width="0.01042in" svg:stroke-color="#666666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00ff00" draw:opacity="100%" draw:stroke="solid" svg:stroke-width="0.0375in" svg:stroke-color="#0000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Sheet1.$A$2:.$A$5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